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6.985cm" svg:height="4.572cm" svg:x="7.223cm" svg:y="7.985cm">
          <text:p text:style-name="P1"><text:span text:style-name="T1">Server</text:span></text:p>
        </draw:rect>
        <draw:rect draw:style-name="gr1" draw:text-style-name="P1" draw:layer="layout" svg:width="4.318cm" svg:height="1.397cm" svg:x="2.905cm" svg:y="3.032cm">
          <text:p text:style-name="P1">Client 1</text:p>
        </draw:rect>
        <draw:rect draw:style-name="gr1" draw:text-style-name="P1" draw:layer="layout" svg:width="4.318cm" svg:height="1.397cm" svg:x="8.493cm" svg:y="3.032cm">
          <text:p text:style-name="P1">Client 2</text:p>
        </draw:rect>
        <draw:rect draw:style-name="gr1" draw:text-style-name="P1" draw:layer="layout" svg:width="4.318cm" svg:height="1.397cm" svg:x="14.081cm" svg:y="3.032cm">
          <text:p text:style-name="P1">Client n</text:p>
        </draw:rect>
        <draw:line draw:style-name="gr2" draw:text-style-name="P1" draw:layer="layout" svg:x1="5.191cm" svg:y1="4.302cm" svg:x2="8.366cm" svg:y2="8.112cm">
          <text:p/>
        </draw:line>
        <draw:line draw:style-name="gr2" draw:text-style-name="P1" draw:layer="layout" svg:x1="10.906cm" svg:y1="4.429cm" svg:x2="10.906cm" svg:y2="7.985cm">
          <text:p/>
        </draw:line>
        <draw:line draw:style-name="gr3" draw:text-style-name="P1" draw:layer="layout" svg:x1="16.24cm" svg:y1="4.302cm" svg:x2="12.684cm" svg:y2="8.112cm">
          <text:p text:style-name="P1">r</text:p>
        </draw:line>
        <draw:rect draw:style-name="gr1" draw:text-style-name="P1" draw:layer="layout" svg:width="5.112cm" svg:height="2.54cm" svg:x="15.478cm" svg:y="9.001cm">
          <text:p text:style-name="P1">Receptionist</text:p>
        </draw:rect>
        <draw:line draw:style-name="gr3" draw:text-style-name="P1" draw:layer="layout" svg:x1="14.208cm" svg:y1="10.271cm" svg:x2="15.732cm" svg:y2="10.271cm">
          <text:p/>
        </draw:line>
        <draw:rect draw:style-name="gr1" draw:text-style-name="P1" draw:layer="layout" svg:width="4.858cm" svg:height="2.54cm" svg:x="15.732cm" svg:y="14.208cm">
          <text:p text:style-name="P1">Service</text:p>
        </draw:rect>
        <draw:line draw:style-name="gr2" draw:text-style-name="P1" draw:layer="layout" svg:x1="18.399cm" svg:y1="11.541cm" svg:x2="18.399cm" svg:y2="14.335cm">
          <text:p/>
        </draw:line>
        <draw:rect draw:style-name="gr1" draw:text-style-name="P1" draw:layer="layout" svg:width="4.572cm" svg:height="2.667cm" svg:x="10.144cm" svg:y="14.208cm">
          <text:p text:style-name="P1">Pending</text:p>
        </draw:rect>
        <draw:line draw:style-name="gr2" draw:text-style-name="P1" draw:layer="layout" svg:x1="15.986cm" svg:y1="11.541cm" svg:x2="13.065cm" svg:y2="14.335cm">
          <text:p/>
        </draw:line>
        <draw:ellipse draw:style-name="gr1" draw:text-style-name="P1" draw:layer="layout" svg:width="5.207cm" svg:height="3.048cm" svg:x="2.397cm" svg:y="18.526cm">
          <text:p text:style-name="P1">communicates</text:p>
        </draw:ellipse>
        <draw:line draw:style-name="gr2" draw:text-style-name="P1" draw:layer="layout" svg:x1="4.302cm" svg:y1="4.429cm" svg:x2="4.429cm" svg:y2="18.653cm">
          <text:p/>
        </draw:line>
        <draw:line draw:style-name="gr4" draw:text-style-name="P1" draw:layer="layout" svg:x1="4.302cm" svg:y1="6.842cm" svg:x2="1.762cm" svg:y2="6.842cm">
          <text:p/>
        </draw:line>
        <draw:line draw:style-name="gr4" draw:text-style-name="P1" draw:layer="layout" svg:x1="1.889cm" svg:y1="6.715cm" svg:x2="1.889cm" svg:y2="2.27cm">
          <text:p/>
        </draw:line>
        <draw:line draw:style-name="gr4" draw:text-style-name="P1" draw:layer="layout" svg:x1="1.889cm" svg:y1="2.27cm" svg:x2="16.113cm" svg:y2="2.27cm">
          <text:p/>
        </draw:line>
        <draw:line draw:style-name="gr4" draw:text-style-name="P1" draw:layer="layout" svg:x1="15.986cm" svg:y1="2.27cm" svg:x2="15.986cm" svg:y2="3.032cm">
          <text:p/>
        </draw:line>
        <draw:line draw:style-name="gr4" draw:text-style-name="P1" draw:layer="layout" svg:x1="10.525cm" svg:y1="2.27cm" svg:x2="10.525cm" svg:y2="3.159cm">
          <text:p/>
        </draw:line>
        <draw:line draw:style-name="gr2" draw:text-style-name="P1" draw:layer="layout" svg:x1="7.604cm" svg:y1="20.05cm" svg:x2="18.526cm" svg:y2="16.748cm">
          <text:p/>
        </draw:line>
        <draw:line draw:style-name="gr2" draw:text-style-name="P1" draw:layer="layout" svg:x1="16.621cm" svg:y1="16.748cm" svg:x2="7.35cm" svg:y2="19.669cm">
          <text:p/>
        </draw:line>
        <draw:line draw:style-name="gr2" draw:text-style-name="P1" draw:layer="layout" svg:x1="5.191cm" svg:y1="18.399cm" svg:x2="2.905cm" svg:y2="6.715cm">
          <text:p/>
        </draw:line>
        <draw:rect draw:style-name="gr1" draw:text-style-name="P1" draw:layer="layout" svg:width="5.588cm" svg:height="2.286cm" svg:x="13.065cm" svg:y="21.701cm">
          <text:p text:style-name="P1">Server Database</text:p>
        </draw:rect>
        <draw:line draw:style-name="gr2" draw:text-style-name="P1" draw:layer="layout" svg:x1="19.415cm" svg:y1="16.748cm" svg:x2="17.256cm" svg:y2="21.828cm">
          <text:p/>
        </draw:line>
        <draw:line draw:style-name="gr2" draw:text-style-name="P1" draw:layer="layout" svg:x1="17.891cm" svg:y1="21.828cm" svg:x2="20.05cm" svg:y2="16.621cm">
          <text:p/>
        </draw:line>
        <draw:line draw:style-name="gr4" draw:text-style-name="P1" draw:layer="layout" svg:x1="14.716cm" svg:y1="15.605cm" svg:x2="15.732cm" svg:y2="15.605cm">
          <text:p/>
        </draw:line>
        <draw:line draw:style-name="gr4" draw:text-style-name="P1" draw:layer="layout" svg:x1="14.081cm" svg:y1="12.43cm" svg:x2="17.002cm" svg:y2="14.208cm">
          <text:p/>
        </draw:line>
      </draw:page>
      <draw:page draw:name="page2" draw:style-name="dp1" draw:master-page-name="Default">
        <draw:rect draw:style-name="gr1" draw:text-style-name="P3" draw:layer="layout" svg:width="16.796cm" svg:height="4.953cm" svg:x="2.492cm" svg:y="3.413cm">
          <text:p text:style-name="P1"><text:span text:style-name="T2">Pre – chat communication</text:span></text:p>
          <text:p text:style-name="P1"><text:span text:style-name="T3">Uses RSA (Asymmetric)</text:span></text:p>
          <text:p text:style-name="P1"><text:span text:style-name="T3">Sends public key on connect</text:span></text:p>
          <text:p text:style-name="P1"><text:span text:style-name="T3">Server keeps Secret key hidden</text:span></text:p>
        </draw:rect>
        <draw:rect draw:style-name="gr1" draw:text-style-name="P4" draw:layer="layout" svg:width="6.096cm" svg:height="2.921cm" svg:x="2.905cm" svg:y="10.652cm">
          <text:p text:style-name="P1"><text:span text:style-name="T4">Client</text:span></text:p>
        </draw:rect>
        <draw:rect draw:style-name="gr1" draw:text-style-name="P4" draw:layer="layout" svg:width="6.096cm" svg:height="2.921cm" svg:x="2.905cm" svg:y="18.907cm">
          <text:p text:style-name="P1"><text:span text:style-name="T4">Server</text:span></text:p>
        </draw:rect>
        <draw:rect draw:style-name="gr1" draw:text-style-name="P4" draw:layer="layout" svg:width="8.255cm" svg:height="14.732cm" svg:x="11.287cm" svg:y="10.779cm">
          <text:p text:style-name="P1"><text:span text:style-name="T4">Options</text:span></text:p>
          <text:p text:style-name="P1"><text:span text:style-name="T5">Print enemy list</text:span></text:p>
          <text:p text:style-name="P1"><text:span text:style-name="T5">“” </text:span><text:span text:style-name="T5">friends ''</text:span></text:p>
          <text:p text:style-name="P1"><text:span text:style-name="T5">'' sent “</text:span></text:p>
          <text:p text:style-name="P1"><text:span text:style-name="T5">“ </text:span><text:span text:style-name="T5">received “</text:span></text:p>
          <text:p text:style-name="P1"><text:span text:style-name="T5">“ </text:span><text:span text:style-name="T5">send “</text:span></text:p>
          <text:p text:style-name="P1"><text:span text:style-name="T5">“ </text:span><text:span text:style-name="T5">accept “ </text:span></text:p>
          <text:p text:style-name="P1"><text:span text:style-name="T5">“ </text:span><text:span text:style-name="T5">exit “</text:span></text:p>
          <text:p text:style-name="P1"><text:span text:style-name="T5">“ </text:span><text:span text:style-name="T5">invite “</text:span></text:p>
          <text:p text:style-name="P1"><text:span text:style-name="T5">“ </text:span><text:span text:style-name="T5">more “</text:span></text:p>
          <text:p text:style-name="P1"><text:span text:style-name="T4"/></text:p>
        </draw:rect>
        <draw:line draw:style-name="gr2" draw:text-style-name="P1" draw:layer="layout" svg:x1="6.207cm" svg:y1="13.446cm" svg:x2="6.08cm" svg:y2="18.907cm">
          <text:p/>
        </draw:line>
        <draw:line draw:style-name="gr2" draw:text-style-name="P1" draw:layer="layout" svg:x1="6.842cm" svg:y1="19.034cm" svg:x2="11.414cm" svg:y2="17.383cm">
          <text:p/>
        </draw:line>
        <draw:line draw:style-name="gr2" draw:text-style-name="P1" draw:layer="layout" svg:x1="11.287cm" svg:y1="18.018cm" svg:x2="8.62cm" svg:y2="18.907cm">
          <text:p/>
        </draw:line>
        <draw:line draw:style-name="gr2" draw:text-style-name="P1" draw:layer="layout" svg:x1="4.81cm" svg:y1="18.907cm" svg:x2="4.81cm" svg:y2="13.573cm">
          <text:p/>
        </draw:line>
        <draw:line draw:style-name="gr2" draw:text-style-name="P1" draw:layer="layout" svg:x1="-0.524cm" svg:y1="17.002cm" svg:x2="-0.524cm" svg:y2="17.129cm">
          <text:p/>
        </draw:line>
      </draw:page>
      <draw:page draw:name="page3" draw:style-name="dp1" draw:master-page-name="Default">
        <draw:rect draw:style-name="gr1" draw:text-style-name="P3" draw:layer="layout" svg:width="16.796cm" svg:height="4.953cm" svg:x="2.491cm" svg:y="3.413cm">
          <text:p text:style-name="P1"><text:span text:style-name="T2">In – chat communication</text:span></text:p>
          <text:p text:style-name="P1"><text:span text:style-name="T3">Uses AES in CBC mode (Symmetric)</text:span></text:p>
          <text:p text:style-name="P1"><text:span text:style-name="T3">Sends public key on connect</text:span></text:p>
          <text:p text:style-name="P1"><text:span text:style-name="T3">Server keeps Secret key hidden</text:span></text:p>
        </draw:rect>
        <draw:rect draw:style-name="gr1" draw:text-style-name="P4" draw:layer="layout" svg:width="6.096cm" svg:height="2.921cm" svg:x="2.651cm" svg:y="10.779cm">
          <text:p text:style-name="P1"><text:span text:style-name="T4">Client X</text:span></text:p>
        </draw:rect>
        <draw:rect draw:style-name="gr1" draw:text-style-name="P4" draw:layer="layout" svg:width="6.096cm" svg:height="2.921cm" svg:x="2.905cm" svg:y="22.463cm">
          <text:p text:style-name="P1"><text:span text:style-name="T4">Client Y</text:span></text:p>
        </draw:rect>
        <draw:rect draw:style-name="gr1" draw:text-style-name="P4" draw:layer="layout" svg:width="6.096cm" svg:height="2.921cm" svg:x="11.668cm" svg:y="13.954cm">
          <text:p text:style-name="P1"><text:span text:style-name="T4">Service X</text:span></text:p>
        </draw:rect>
        <draw:rect draw:style-name="gr1" draw:text-style-name="P4" draw:layer="layout" svg:width="6.096cm" svg:height="2.921cm" svg:x="11.668cm" svg:y="18.018cm">
          <text:p text:style-name="P1"><text:span text:style-name="T4">Service Y</text:span></text:p>
        </draw:rect>
        <draw:line draw:style-name="gr2" draw:text-style-name="P1" draw:layer="layout" svg:x1="8.747cm" svg:y1="12.049cm" svg:x2="13.827cm" svg:y2="13.954cm">
          <text:p/>
        </draw:line>
        <draw:line draw:style-name="gr2" draw:text-style-name="P1" draw:layer="layout" svg:x1="12.303cm" svg:y1="13.954cm" svg:x2="8.874cm" svg:y2="12.684cm">
          <text:p/>
        </draw:line>
        <draw:line draw:style-name="gr2" draw:text-style-name="P1" draw:layer="layout" svg:x1="13.7cm" svg:y1="16.875cm" svg:x2="13.7cm" svg:y2="18.145cm">
          <text:p/>
        </draw:line>
        <draw:line draw:style-name="gr2" draw:text-style-name="P1" draw:layer="layout" svg:x1="14.843cm" svg:y1="18.018cm" svg:x2="14.843cm" svg:y2="16.875cm">
          <text:p/>
        </draw:line>
        <draw:line draw:style-name="gr2" draw:text-style-name="P1" draw:layer="layout" svg:x1="11.668cm" svg:y1="19.288cm" svg:x2="6.588cm" svg:y2="22.463cm">
          <text:p/>
        </draw:line>
        <draw:line draw:style-name="gr2" draw:text-style-name="P1" draw:layer="layout" svg:x1="7.35cm" svg:y1="22.463cm" svg:x2="11.668cm" svg:y2="19.796cm">
          <text:p/>
        </draw:line>
        <draw:rect draw:style-name="gr1" draw:text-style-name="P4" draw:layer="layout" svg:width="6.096cm" svg:height="2.921cm" svg:x="2.27cm" svg:y="15.859cm">
          <text:p text:style-name="P1"><text:span text:style-name="T4">Server</text:span></text:p>
        </draw:rect>
        <draw:line draw:style-name="gr4" draw:text-style-name="P1" draw:layer="layout" svg:x1="8.239cm" svg:y1="16.494cm" svg:x2="11.795cm" svg:y2="15.224cm">
          <text:p/>
        </draw:line>
        <draw:line draw:style-name="gr4" draw:text-style-name="P1" draw:layer="layout" svg:x1="8.366cm" svg:y1="17.637cm" svg:x2="11.668cm" svg:y2="18.65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正黑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06T18:36:49</meta:creation-date>
    <dc:date>2012-12-06T19:04:52</dc:date>
    <meta:editing-duration>PT12M40S</meta:editing-duration>
    <meta:editing-cycles>5</meta:editing-cycles>
    <meta:generator>OpenOffice.org/3.4.1$Linux OpenOffice.org_project/341m1$Build-9593</meta:generator>
    <meta:document-statistic meta:object-count="51"/>
  </office:meta>
</office:document-meta>
</file>